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a5792" officeooo:paragraph-rsid="001a5792"/>
    </style:style>
    <style:style style:name="P2" style:family="paragraph" style:parent-style-name="Standard">
      <style:text-properties officeooo:rsid="001bfc7f" officeooo:paragraph-rsid="001bfc7f"/>
    </style:style>
    <style:style style:name="P3" style:family="paragraph" style:parent-style-name="Standard">
      <style:text-properties officeooo:rsid="001c7c3b" officeooo:paragraph-rsid="001c7c3b"/>
    </style:style>
    <style:style style:name="P4" style:family="paragraph" style:parent-style-name="Standard">
      <style:text-properties officeooo:rsid="001cca15" officeooo:paragraph-rsid="001cca15"/>
    </style:style>
    <style:style style:name="P5" style:family="paragraph" style:parent-style-name="Standard">
      <style:text-properties fo:font-size="15pt" officeooo:rsid="001cca15" officeooo:paragraph-rsid="001cca15" style:font-size-asian="15pt" style:font-size-complex="15pt"/>
    </style:style>
    <style:style style:name="P6" style:family="paragraph" style:parent-style-name="Standard">
      <style:text-properties fo:font-size="15pt" officeooo:rsid="001cca15" officeooo:paragraph-rsid="001d13d1" style:font-size-asian="15pt" style:font-size-complex="15pt"/>
    </style:style>
    <style:style style:name="P7" style:family="paragraph" style:parent-style-name="Standard">
      <style:text-properties fo:font-size="15pt" officeooo:rsid="001d13d1" officeooo:paragraph-rsid="001d13d1" style:font-size-asian="15pt" style:font-size-complex="15pt"/>
    </style:style>
    <style:style style:name="P8" style:family="paragraph" style:parent-style-name="Standard">
      <style:text-properties fo:font-size="15pt" officeooo:rsid="001d13d1" officeooo:paragraph-rsid="001d556f" style:font-size-asian="15pt" style:font-size-complex="15pt"/>
    </style:style>
    <style:style style:name="T1" style:family="text">
      <style:text-properties officeooo:rsid="001bfc7f"/>
    </style:style>
    <style:style style:name="T2" style:family="text">
      <style:text-properties officeooo:rsid="001d13d1"/>
    </style:style>
    <style:style style:name="T3" style:family="text">
      <style:text-properties officeooo:rsid="001d55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/11/07</text:p>
      <text:p text:style-name="P1"/>
      <text:p text:style-name="P1">- 11/09 월,화,목,금</text:p>
      <text:p text:style-name="P1"/>
      <text:p text:style-name="P1">- 11/10 목 : 월,화,수,금</text:p>
      <text:p text:style-name="P1"/>
      <text:p text:style-name="P1">정시 : </text:p>
      <text:p text:style-name="P1"/>
      <text:p text:style-name="P1">- 개념이 문제에 어떻게 적용되는가</text:p>
      <text:p text:style-name="P1">- <text:span text:style-name="T1">16 준킬러, 킬러(2</text:span></text:p>
      <text:p text:style-name="P1"/>
      <text:p text:style-name="P2">1 ~ 14 : 기본적인 연산문제 </text:p>
      <text:p text:style-name="P2">15, 16 : 지문 채워넣는 문제 </text:p>
      <text:p text:style-name="P2">17 ~ 19 : 무난무난 개념적용 문제 </text:p>
      <text:p text:style-name="P2">20, 21 : 준킬러, 킬러 </text:p>
      <text:p text:style-name="P2"/>
      <text:p text:style-name="P2">22 ~ 27 : 기본적인 연산/ 개념적용 </text:p>
      <text:p text:style-name="P2">28, 29 : 준킬러 </text:p>
      <text:p text:style-name="P2">30 : 킬러 </text:p>
      <text:p text:style-name="P2"/>
      <text:p text:style-name="P2">30 번은 </text:p>
      <text:p text:style-name="P2"/>
      <text:p text:style-name="P2">29 x, 18 x, 20 x </text:p>
      <text:p text:style-name="P2"/>
      <text:p text:style-name="P2">30 : 기하와 벡터 </text:p>
      <text:p text:style-name="P2">18/20 : </text:p>
      <text:p text:style-name="P2"/>
      <text:p text:style-name="P2">92(1) 84(2) 76(3) </text:p>
      <text:p text:style-name="P2">한의대 : </text:p>
      <text:p text:style-name="P1"/>
      <text:p text:style-name="P1">수능 수학<text:span text:style-name="T1">(15</text:span></text:p>
      <text:p text:style-name="P1"/>
      <text:p text:style-name="P3">3개 → 1개 </text:p>
      <text:p text:style-name="P3"/>
      <text:p text:style-name="P3">88(1), 76(2) 64(3) </text:p>
      <text:p text:style-name="P3"/>
      <text:p text:style-name="P3">수학1 → 지수/로그/삼각 수열(</text:p>
      <text:p text:style-name="P3"/>
      <text:p text:style-name="P3">지문 </text:p>
      <text:p text:style-name="P3"/>
      <text:p text:style-name="P3">15번 수열 </text:p>
      <text:p text:style-name="P3"/>
      <text:p text:style-name="P3"><text:soft-page-break/>- 킬러/준킬러 : 고민</text:p>
      <text:p text:style-name="P3"/>
      <text:p text:style-name="P4">이틀 </text:p>
      <text:p text:style-name="P4"/>
      <text:p text:style-name="P4">한달 70만원 : </text:p>
      <text:p text:style-name="P4"/>
      <text:p text:style-name="P4">자이스토리 고3 수1 </text:p>
      <text:p text:style-name="P4"/>
      <text:p text:style-name="P4">수학 (과탐/국어/영어) </text:p>
      <text:p text:style-name="P4"/>
      <text:p text:style-name="P4">따로 안하는 이유 : 오답 피드백 </text:p>
      <text:p text:style-name="P4"/>
      <text:p text:style-name="P4">오답 피드백 → 습관 </text:p>
      <text:p text:style-name="P4"/>
      <text:p text:style-name="P4">y = aadfadsfahskdf(asdf) → 이렇게 해서 틀림 </text:p>
      <text:p text:style-name="P4"/>
      <text:p text:style-name="P4">내가 틀린 이유가 + - </text:p>
      <text:p text:style-name="P4"/>
      <text:p text:style-name="P4">/ * → </text:p>
      <text:p text:style-name="P4"/>
      <text:p text:style-name="P4">과외에서 사용한 방식 : <text:span text:style-name="T2">(4번) 가까이 </text:span></text:p>
      <text:p text:style-name="P5">1. 문제 식을 최대한 깔끔하게 적으며 풀기</text:p>
      <text:p text:style-name="P6">2. 적용되는 개념 *하나 적어 놓기</text:p>
      <text:p text:style-name="P6"><text:span text:style-name="T2">3. [오답 피드백] : 빨간색 고</text:span></text:p>
      <text:p text:style-name="P7">4. 그 책 한번 더 풀어보기</text:p>
      <text:p text:style-name="P7"/>
      <text:p text:style-name="P8">- 준킬러/킬러 문제는 최소 이틀이상 고민해볼 것(*)</text:p>
      <text:p text:style-name="P8"/>
      <text:p text:style-name="P8"><text:span text:style-name="T3">10분? 15분?</text:span> </text:p>
      <text:p text:style-name="P7"/>
      <text:p text:style-name="P6">문제지 노트 </text:p>
      <text:p text:style-name="P6"/>
      <text:p text:style-name="P6">문제 <text:s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8:49:49.087831998</meta:creation-date>
    <dc:date>2022-11-07T22:15:14.620367202</dc:date>
    <meta:editing-duration>PT2H24M24S</meta:editing-duration>
    <meta:editing-cycles>1</meta:editing-cycles>
    <meta:document-statistic meta:table-count="0" meta:image-count="0" meta:object-count="0" meta:page-count="2" meta:paragraph-count="44" meta:word-count="366" meta:character-count="627" meta:non-whitespace-character-count="466"/>
    <meta:generator>LibreOffice/7.3.6.2$Linux_X86_64 LibreOffice_project/30$Build-2</meta:generator>
  </office:meta>
</office:document-meta>
</file>